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7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2952936" text:id="ct3029529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0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7</text:p>
            <text:p text:style-name="P14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4">10:8</text:p>
            <text:p text:style-name="P14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4">10:9</text:p>
            <text:p text:style-name="P14">ט <text:s/>הוֹלֵךְ בַּתֹּם, יֵלֶךְ בֶּטַח; <text:s text:c="3"/>וּמְעַקֵּשׁ</text:p>
            <text:p text:style-name="P14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4">10:10</text:p>
            <text:p text:style-name="P14">י <text:s/>קֹרֵץ עַיִן, יִתֵּן</text:p>
            <text:p text:style-name="P14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4">10:11</text:p>
            <text:p text:style-name="P14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4">10:12</text:p>
            <text:p text:style-name="P14"><text:soft-page-break/>יב <text:s/>שִׂנְאָה, תְּעֹרֵר מְדָנִים; <text:s text:c="3"/>וְעַל כָּל-פְּשָׁעִים, </text:p>
            <text:p text:style-name="P14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0">/] XXX 20200608_120143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3</text:p>
            <text:p text:style-name="P14">יג <text:s/>בְּשִׂפְתֵי נָבוֹן, </text:p>
            <text:p text:style-name="P14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4">10:14</text:p>
            <text:p text:style-name="P14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4">10:15</text:p>
            <text:p text:style-name="P14">טו <text:s/>הוֹן עָשִׁיר, </text:p>
            <text:p text:style-name="P14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0">/] XXX 20200609_16173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6</text:p>
            <text:p text:style-name="P14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4">10:17</text:p>
            <text:p text:style-name="P14">יז <text:s/>אֹרַח לְחַיִּים, שׁוֹמֵר מוּסָר; <text:s text:c="3"/>וְעֹזֵב </text:p>
            <text:p text:style-name="P14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4">10:18</text:p>
            <text:p text:style-name="P14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4">10:19</text:p>
            <text:p text:style-name="P14">יט <text:s/>בְּרֹב דְּבָרִים, לֹא יֶחְדַּל-פָּשַׁע; <text:s/></text:p>
            <text:p text:style-name="P14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0">/] XXX 20200610_1122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3_1521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0</text:p>
            <text:p text:style-name="P14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4">10:21</text:p>
            <text:p text:style-name="P14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4">10:22</text:p>
            <text:p text:style-name="P14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4">10:23</text:p>
            <text:p text:style-name="P14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4">10:24</text:p>
            <text:p text:style-name="P14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0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4_10242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5</text:p>
            <text:p text:style-name="P14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4">10:26</text:p>
            <text:p text:style-name="P14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4">10:27</text:p>
            <text:p text:style-name="P14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4">10:28</text:p>
            <text:p text:style-name="P14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5_111054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9</text:p>
            <text:p text:style-name="P14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4">10:30</text:p>
            <text:p text:style-name="P14">ל <text:s/>צַדִּיק, לְעוֹלָם </text:p>
            <text:p text:style-name="P14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4">10:31</text:p>
            <text:p text:style-name="P14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4">10:32</text:p>
            <text:p text:style-name="P14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6_09084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1:1</text:p>
            <text:p text:style-name="P14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28"/>
            <text:p text:style-name="P28">jehovah / and standard-weight / equitable</text:p>
            <text:p text:style-name="P28">approval[승인+his</text:p>
          </table:table-cell>
        </table:table-row>
        <table:table-row>
          <table:table-cell table:style-name="表29.A2" office:value-type="string">
            <text:p text:style-name="P14">11:2</text:p>
            <text:p text:style-name="P14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4">11:3</text:p>
            <text:p text:style-name="P14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4">11:4</text:p>
            <text:p text:style-name="P14">ד <text:s/>לֹא-יוֹעִיל הוֹן, </text:p>
            <text:p text:style-name="P14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4">11:5</text:p>
            <text:p text:style-name="P14">ה <text:s/>צִדְקַת תָּמִים, </text:p>
            <text:p text:style-name="P14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0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8_1557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1:6</text:p>
            <text:p text:style-name="P14">צִדְקַת יְשָׁרִים, תַּצִּילֵם; <text:s text:c="3"/>וּבְהַוַּת, בֹּגְדִים</text:p>
            <text:p text:style-name="P14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4">11:7</text:p>
            <text:p text:style-name="P14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4">11:<text:span text:style-name="T8">8</text:span></text:p>
            <text:p text:style-name="P30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4">11:9</text:p>
            <text:p text:style-name="P14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4">11:10</text:p>
            <text:p text:style-name="P14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0">/] XXX 20200618_162114</text:p>
          </table:table-cell>
          <table:table-cell table:style-name="表29.B2" office:value-type="string">
            <text:p text:style-name="P15">@@@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11</text:p>
            <text:p text:style-name="P14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12</text:p>
            <text:p text:style-name="P14">יב <text:s/>בָּז-לְרֵעֵהוּ 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1:13</text:p>
            <text:p text:style-name="P14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14</text:p>
            <text:p text:style-name="P14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15</text:p>
            <text:p text:style-name="P14">טו <text:s/>רַע-יֵרוֹעַ, כִּי-עָרַב זָר; <text:s text:c="3"/>וְשֹׂנֵא תֹקְעִים בּוֹטֵחַ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oft-page-break/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302952936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3">/------------------------------------------------------------ /TEMPLATE</text:p>
      <text:p text:style-name="P17"/>
      <text:p text:style-name="P6"><text:soft-page-break/>--------------------------------------- [STEPS : closing] 20191009_161940</text:p>
      <text:list xml:id="list8715480196219254951" text:style-name="L1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7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6285480805162882823" text:style-name="L2">
              <text:list-item>
                <text:p text:style-name="P25">right-click &gt; r &gt; i &gt; <text:span text:style-name="T8">↑ &gt; Ret (inset rows)</text:span></text:p>
                <text:list>
                  <text:list-item>
                    <text:p text:style-name="P26">enter “a” x 3 (marker)</text:p>
                  </text:list-item>
                  <text:list-item>
                    <text:p text:style-name="P26">M – w &gt; a (new window)</text:p>
                  </text:list-item>
                </text:list>
              </text:list-item>
              <text:list-item>
                <text:p text:style-name="P26">C – f &gt; “@”x3 &gt; Ret (find “@”x3)</text:p>
                <text:list>
                  <text:list-item>
                    <text:p text:style-name="P26">C – x (cut)</text:p>
                  </text:list-item>
                  <text:list-item>
                    <text:p text:style-name="P26">C – f &gt; “a” x 3 &gt; Ret &gt; C – v (find, paste)</text:p>
                  </text:list-item>
                </text:list>
              </text:list-item>
              <text:list-item>
                <text:p text:style-name="P26">C – f &gt; “]” &gt; Ret (find “template”)</text:p>
                <text:list>
                  <text:list-item>
                    <text:p text:style-name="P26">select ==&gt; cells</text:p>
                  </text:list-item>
                  <text:list-item>
                    <text:p text:style-name="P26"><text:soft-page-break/>C – c &gt; C – Home &gt; C – f &gt; “@” x 3 (copy, find label)</text:p>
                  </text:list-item>
                  <text:list-item>
                    <text:p text:style-name="P26">C - ← x 2 &gt; ↑ <text:s/>(navigation)</text:p>
                  </text:list-item>
                </text:list>
              </text:list-item>
              <text:list-item>
                <text:p text:style-name="P26"/>
              </text:list-item>
            </text:list>
          </table:table-cell>
        </table:table-row>
        <table:table-row>
          <table:table-cell table:style-name="表1.A2" office:value-type="string">
            <text:p text:style-name="P24"/>
          </table:table-cell>
        </table:table-row>
      </table:table>
      <text:p text:style-name="P13"/>
      <text:p text:style-name="P13"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9149978637657874557" text:style-name="L3">
              <text:list-item>
                <text:p text:style-name="P27">in a cell</text:p>
                <text:list>
                  <text:list-item>
                    <text:p text:style-name="P27">C – End</text:p>
                  </text:list-item>
                  <text:list-item>
                    <text:p text:style-name="P27">Right click &gt; r &gt; i &gt; C – a &gt; 7 &gt; Ret (insert rows)</text:p>
                  </text:list-item>
                </text:list>
              </text:list-item>
              <text:list-item>
                <text:p text:style-name="P27">template ==&gt; C/P</text:p>
              </text:list-item>
              <text:list-item>
                <text:p text:style-name="P27">enter ==&gt; verse number</text:p>
                <text:list>
                  <text:list-item>
                    <text:p text:style-name="P27">copy → trunk string</text:p>
                  </text:list-item>
                  <text:list-item>
                    <text:p text:style-name="P27">↓ &gt; C – v &gt; number &gt; Ret &gt; ↓</text:p>
                  </text:list-item>
                </text:list>
              </text:list-item>
              <text:list-item>
                <text:p text:style-name="P27">text ==&gt; C/P</text:p>
              </text:list-item>
              <text:list-item>
                <text:p text:style-name="P27">select ==&gt; string</text:p>
                <text:list>
                  <text:list-item>
                    <text:p text:style-name="P27">click on the right side of a numbering char</text:p>
                  </text:list-item>
                  <text:list-item>
                    <text:p text:style-name="P27">S – X (X = any char in the first line of the target text)</text:p>
                  </text:list-item>
                  <text:list-item>
                    <text:p text:style-name="P27">S – End (select the whole text area)</text:p>
                  </text:list-item>
                  <text:list-item>
                    <text:p text:style-name="P27">C – x (cut)</text:p>
                  </text:list-item>
                  <text:list-item>
                    <text:p text:style-name="P27">Tab (back)</text:p>
                  </text:list-item>
                  <text:list-item>
                    <text:p text:style-name="P27">C – v</text:p>
                  </text:list-item>
                  <text:list-item>
                    <text:p text:style-name="P27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4"/>
          </table:table-cell>
        </table:table-row>
      </table:table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18T16:21:30.64</dc:date>
    <dc:creator>iwabuchi ken</dc:creator>
    <meta:editing-duration>P6DT6H45M19S</meta:editing-duration>
    <meta:editing-cycles>455</meta:editing-cycles>
    <meta:generator>OpenOffice/4.1.3$Win32 OpenOffice.org_project/413m1$Build-9783</meta:generator>
    <meta:document-statistic meta:table-count="11" meta:image-count="0" meta:object-count="0" meta:page-count="13" meta:paragraph-count="298" meta:word-count="1743" meta:character-count="7808"/>
  </office:meta>
</office:document-meta>
</file>